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officeooo:paragraph-rsid="00018b03" style:font-size-asian="13pt" style:font-size-complex="13pt"/>
    </style:style>
    <style:style style:name="T1" style:family="text">
      <style:text-properties officeooo:rsid="00018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ormalmente nossos textos são organizados em sessões, e cada uma pode possuir um título. Em HTML5 existe alguma limitação em relação a quantidade de títulos que um documento pode ter?</text:p>
      <text:p text:style-name="P1"><text:span text:style-name="T1">A) S</text:span>im. Só podemos ter no máximo seis títulos</text:p>
      <text:p text:style-name="P1"><text:span text:style-name="T1">B) N</text:span>ão. Um texto pode ter quantos títulos e quantos níveis for necessário</text:p>
      <text:p text:style-name="P1"><text:span text:style-name="T1">C) N</text:span>ão. Um texto pode ter vários títulos, mas apenas um máximo de seis níveis</text:p>
      <text:p text:style-name="P1"><text:span text:style-name="T1">D) S</text:span>im. Podemos ter até 12 títulos, dois para cada nível</text:p>
      <text:p text:style-name="P1"/>
      <text:p text:style-name="P1">2. Os títulos podem ser criados em seis níveis diferentes, usando as tags:</text:p>
      <text:p text:style-name="P1"><text:span text:style-name="T1">A) &lt;</text:span>head1&gt; <text:span text:style-name="T1">até &lt;</text:span>head6&gt;</text:p>
      <text:p text:style-name="P1"><text:span text:style-name="T1">B) &lt;</text:span>header1&gt; <text:span text:style-name="T1">até &lt;</text:span>header6&gt;</text:p>
      <text:p text:style-name="P1"><text:span text:style-name="T1">C) &lt;</text:span>title1&gt; <text:span text:style-name="T1">até &lt;</text:span>title6&gt;</text:p>
      <text:p text:style-name="P1"><text:span text:style-name="T1">D) &lt;h1&gt; até &lt;h6&gt;</text:span></text:p>
      <text:p text:style-name="P1"/>
      <text:p text:style-name="P1">3. Se estamos em um ponto do texto c om título nível 3 e querem os aprofundar esse assunto com um subtítulo, devemos usar qual nível? Lembrese de seguir a recomendação da W3C.</text:p>
      <text:p text:style-name="P1"><text:span text:style-name="T1">A) N</text:span>ível 4</text:p>
      <text:p text:style-name="P1"><text:span text:style-name="T1">B) N</text:span>ível 2</text:p>
      <text:p text:style-name="P1"><text:span text:style-name="T1">C) N</text:span>ível 3</text:p>
      <text:p text:style-name="P1"><text:span text:style-name="T1">D) Q</text:span>ualquer nível, de 3 até 6</text:p>
      <text:p text:style-name="P1"/>
      <text:p text:style-name="P1">4. O título principal de um determinado documento ou página deverá sempre ser definido com um título de qual nível?</text:p>
      <text:p text:style-name="P1"><text:span text:style-name="T1">A) N</text:span>ível 1</text:p>
      <text:p text:style-name="P1"><text:span text:style-name="T1">B) N</text:span>ível 2</text:p>
      <text:p text:style-name="P1"><text:span text:style-name="T1">C) N</text:span>ível 3</text:p>
      <text:p text:style-name="P1"><text:span text:style-name="T1">D) </text:span>tanto faz, o que importa é ser um título</text:p>
      <text:p text:style-name="P1"/>
      <text:p text:style-name="P1">5. Muitos dizem que um documento só deve ter um título de nível 1 (principal). Essa crença é uma…</text:p>
      <text:p text:style-name="P1"><text:span text:style-name="T1">A) V</text:span>erdade. Somente um título deve ser o principal e todos os demais deverão ter outros níveis.</text:p>
      <text:p text:style-name="P1"><text:span text:style-name="T1">B) L</text:span>enda. A recomendação é que não exista nenhum título de nível 1.</text:p>
      <text:p text:style-name="P1"><text:span text:style-name="T1">C) V</text:span>erdade. Se colocarmos mais de um título nível 1, seu site não será indexado pelo Google.</text:p>
      <text:p text:style-name="P1"><text:span text:style-name="T1">D) L</text:span>enda. É possível adicionar mais de um título de nível 1, só devemos nos dedicar a descrevê-lo muito bem para facilitar a indexação por mecanismos de busca.</text:p>
      <text:p text:style-name="P1"/>
      <text:p text:style-name="P1">6. O estudo da indexação do conteúdo de um site por meio de mecanismos de busca é conhecido popularmente como:</text:p>
      <text:p text:style-name="P1"><text:span text:style-name="T1">A) </text:span>SEO - Seek Energy Organization</text:p>
      <text:p text:style-name="P1"><text:span text:style-name="T1">B) </text:span>SEO - Search Engine Optimization</text:p>
      <text:p text:style-name="P1"><text:span text:style-name="T1">C) </text:span>SEO - Seek Engine Order</text:p>
      <text:p text:style-name="P1"><text:span text:style-name="T1">D) </text:span>SEO - Search Elements Order.</text:p>
      <text:p text:style-name="P1"/>
      <text:p text:style-name="P1">7. Todo documento HTML deverá ter obrigatoriamente algum título de nível 6?</text:p>
      <text:p text:style-name="P1"><text:span text:style-name="T1">A) N</text:span>ão. Os títulos de menor nível serão usados apenas se for necessário</text:p>
      <text:p text:style-name="P1"><text:span text:style-name="T1">B) S</text:span>im. Pelo menos um título de nível 6</text:p>
      <text:p text:style-name="P1"><text:soft-page-break/><text:span text:style-name="T1">C) </text:span>não. Os títulos de nível 6 devem ser evitados para não confundir o visitante</text:p>
      <text:p text:style-name="P1"><text:span text:style-name="T1">D) </text:span>sim. É necessário ter dois ou mais títulos de nível 6</text:p>
      <text:p text:style-name="P1"/>
      <text:p text:style-name="P1">8. Quando estamos desenvolvendo um site e o conteúdo ainda não foi definido, uma técnica bastante utilizada é usar blocos de texto genéricos com conteúdo composto por palavras em latim. Esses blocos são mais conhecidos pelo termo:</text:p>
      <text:p text:style-name="P1"><text:span text:style-name="T1">A) </text:span>Lorem Ipsum</text:p>
      <text:p text:style-name="P1"><text:span text:style-name="T1">B) </text:span>Ipsum Lorem</text:p>
      <text:p text:style-name="P1"><text:span text:style-name="T1">C) </text:span>Carpe Diem</text:p>
      <text:p text:style-name="P1"><text:span text:style-name="T1">D) </text:span>Memento Vivere</text:p>
      <text:p text:style-name="P1"/>
      <text:p text:style-name="P1">9. Para criar um bloco de texto com termos genéricos em latim usando o VS Code, basta digitar a palavra ____ e depois apertar a tecla _____.</text:p>
      <text:p text:style-name="P1"><text:span text:style-name="T1">A) </text:span>lorem / Esc</text:p>
      <text:p text:style-name="P1"><text:span text:style-name="T1">B) </text:span>ipsum / Enter</text:p>
      <text:p text:style-name="P1"><text:span text:style-name="T1">C) </text:span>lorem / Enter</text:p>
      <text:p text:style-name="P1"><text:span text:style-name="T1">D) </text:span>ipsum / Esc</text:p>
      <text:p text:style-name="P1"/>
      <text:p text:style-name="P1">10. Se não configurarmos o estilo de cada título, os textos dentro da tag de nível 1 terão letras _____, enquanto aqueles dentro da tag de nível 6 terão letras _____. Qual dos itens abaixo é o único preenche corretamente as lacunas desta frase na ordem correta?</text:p>
      <text:p text:style-name="P1"><text:span text:style-name="T1">A) M</text:span>enor / maior</text:p>
      <text:p text:style-name="P1"><text:span text:style-name="T1">B) E</text:span>m negrito / em itálico</text:p>
      <text:p text:style-name="P1"><text:span text:style-name="T1">C) M</text:span>aior / <text:span text:style-name="T1">M</text:span>enor</text:p>
      <text:p text:style-name="P1"><text:span text:style-name="T1">D) A</text:span>zuis / vermelha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6:06:16.449000000</meta:creation-date>
    <dc:date>2023-05-08T16:19:53.545000000</dc:date>
    <meta:editing-duration>PT13M37S</meta:editing-duration>
    <meta:editing-cycles>1</meta:editing-cycles>
    <meta:document-statistic meta:table-count="0" meta:image-count="0" meta:object-count="0" meta:page-count="2" meta:paragraph-count="50" meta:word-count="552" meta:character-count="2914" meta:non-whitespace-character-count="2411"/>
    <meta:generator>LibreOffice/7.4.6.2$Windows_X86_64 LibreOffice_project/5b1f5509c2decdade7fda905e3e1429a67acd63d</meta:generator>
  </office:meta>
</office:document-meta>
</file>